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 style:font-family-generic="swiss"/>
    <style:font-face style:name="IRZar" svg:font-family="IRZ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5pt" officeooo:rsid="0013c5c6" officeooo:paragraph-rsid="0013c5c6" style:font-size-asian="15pt" style:font-name-complex="IRZar" style:font-size-complex="15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5pt" officeooo:rsid="00171531" officeooo:paragraph-rsid="00171531" style:font-size-asian="15pt" style:font-name-complex="IRZar" style:font-size-complex="15pt"/>
    </style:style>
    <style:style style:name="P3" style:family="paragraph" style:parent-style-name="Standard" style:list-style-name="L1">
      <style:paragraph-properties fo:text-align="end" style:justify-single-word="false" style:writing-mode="rl-tb"/>
      <style:text-properties fo:font-size="15pt" officeooo:rsid="00171531" officeooo:paragraph-rsid="00171531" style:font-size-asian="15pt" style:font-name-complex="IRZar" style:font-size-complex="15pt"/>
    </style:style>
    <style:style style:name="P4" style:family="paragraph" style:parent-style-name="Standard" style:list-style-name="L2">
      <style:paragraph-properties fo:text-align="end" style:justify-single-word="false" style:writing-mode="rl-tb"/>
      <style:text-properties fo:font-size="15pt" officeooo:rsid="0013c5c6" officeooo:paragraph-rsid="0013c5c6" style:font-size-asian="15pt" style:font-name-complex="IRZar" style:font-size-complex="15pt"/>
    </style:style>
    <style:style style:name="P5" style:family="paragraph" style:parent-style-name="Standard" style:list-style-name="L3">
      <style:paragraph-properties fo:text-align="end" style:justify-single-word="false" style:writing-mode="rl-tb"/>
      <style:text-properties fo:font-size="15pt" officeooo:rsid="0013c5c6" officeooo:paragraph-rsid="0013c5c6" style:font-size-asian="15pt" style:font-name-complex="IRZar" style:font-size-complex="15pt"/>
    </style:style>
    <style:style style:name="P6" style:family="paragraph" style:parent-style-name="Standard" style:list-style-name="L4">
      <style:paragraph-properties fo:text-align="end" style:justify-single-word="false" style:writing-mode="rl-tb"/>
      <style:text-properties fo:font-size="15pt" officeooo:rsid="0013c5c6" officeooo:paragraph-rsid="0013c5c6" style:font-size-asian="15pt" style:font-name-complex="IRZar" style:font-size-complex="15pt"/>
    </style:style>
    <style:style style:name="P7" style:family="paragraph" style:parent-style-name="Standard" style:list-style-name="L5">
      <style:paragraph-properties fo:text-align="end" style:justify-single-word="false" style:writing-mode="rl-tb"/>
      <style:text-properties fo:font-size="15pt" officeooo:rsid="0013c5c6" officeooo:paragraph-rsid="0013c5c6" style:font-size-asian="15pt" style:font-name-complex="IRZar" style:font-size-complex="15pt"/>
    </style:style>
    <style:style style:name="P8" style:family="paragraph" style:parent-style-name="Standard" style:list-style-name="L6">
      <style:paragraph-properties fo:text-align="end" style:justify-single-word="false" style:writing-mode="rl-tb"/>
      <style:text-properties fo:font-size="15pt" officeooo:rsid="0013c5c6" officeooo:paragraph-rsid="0013c5c6" style:font-size-asian="15pt" style:font-name-complex="IRZar" style:font-size-complex="15pt"/>
    </style:style>
    <style:style style:name="T1" style:family="text">
      <style:text-properties officeooo:rsid="00171531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۱ – مدرسه مهارتی باشگاه</text:p>
      <text:list xml:id="list620592519" text:style-name="L1">
        <text:list-item>
          <text:p text:style-name="P3">جلسه با آزدیان</text:p>
        </text:list-item>
        <text:list-item>
          <text:p text:style-name="P3">سرمایه‌گذاری اولیه؟؟</text:p>
        </text:list-item>
      </text:list>
      <text:p text:style-name="P1"><text:span text:style-name="T1">۲ - </text:span>وب‌سایت باشگاه</text:p>
      <text:list xml:id="list1710720465" text:style-name="L2">
        <text:list-item>
          <text:p text:style-name="P4">آماده‌سازی فرم دریافت نظرات</text:p>
        </text:list-item>
        <text:list-item>
          <text:p text:style-name="P4">جلسات با میرزاخانی – رزازی – عموعابدینی</text:p>
        </text:list-item>
        <text:list-item>
          <text:p text:style-name="P4"/>
        </text:list-item>
      </text:list>
      <text:p text:style-name="P1">۳ – دوره‌های دانش‌آموزی باشگاه</text:p>
      <text:p text:style-name="P1">۴ – مسابقات</text:p>
      <text:list xml:id="list914364885" text:style-name="L3">
        <text:list-item>
          <text:p text:style-name="P5">پیگیری روبوکاپ</text:p>
        </text:list-item>
      </text:list>
      <text:p text:style-name="P1">۵ – arxiv</text:p>
      <text:list xml:id="list4182984315" text:style-name="L4">
        <text:list-item>
          <text:p text:style-name="P6">جلسه با حمید افتخاری</text:p>
        </text:list-item>
        <text:list-item>
          <text:p text:style-name="P6">انتخاب نام مناسب</text:p>
        </text:list-item>
      </text:list>
      <text:p text:style-name="P1">۶ – اصلاح آرم باشگاه</text:p>
      <text:list xml:id="list2657180532" text:style-name="L5">
        <text:list-item>
          <text:p text:style-name="P7">دریافت فایل آرم از جدیدی</text:p>
        </text:list-item>
      </text:list>
      <text:p text:style-name="P1">۷ – تشکیل باشگاه دانش‌آموزی برنامه‌نویسان</text:p>
      <text:list xml:id="list3559538652" text:style-name="L6">
        <text:list-item>
          <text:p text:style-name="P8">جلسه با خانم نیسیانی</text:p>
        </text:list-item>
        <text:list-item>
          <text:p text:style-name="P8">جلسه و تفاهم‌نامه با لیمو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 style:font-family-generic="swiss"/>
    <style:font-face style:name="IRZar" svg:font-family="IRZ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12T09:06:02.020000000</meta:creation-date>
    <dc:date>2022-06-12T09:46:59.255000000</dc:date>
    <meta:editing-duration>PT20M24S</meta:editing-duration>
    <meta:editing-cycles>5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9" meta:word-count="74" meta:character-count="375" meta:non-whitespace-character-count="322"/>
  </office:meta>
</office:document-meta>
</file>